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1a642e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09cb9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09cb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0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3" style:family="paragraph" style:parent-style-name="Standard">
      <style:text-properties officeooo:paragraph-rsid="0b0ddd8e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bad8f69"/>
    </style:style>
    <style:style style:name="P36" style:family="paragraph" style:parent-style-name="Standard">
      <style:text-properties officeooo:paragraph-rsid="0a0f7b62"/>
    </style:style>
    <style:style style:name="P3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text-properties officeooo:rsid="0dde9a1c" officeooo:paragraph-rsid="0dde9a1c"/>
    </style:style>
    <style:style style:name="P40" style:family="paragraph" style:parent-style-name="Standard">
      <style:text-properties officeooo:rsid="0dde9a1c" officeooo:paragraph-rsid="0f28fb61"/>
    </style:style>
    <style:style style:name="P41" style:family="paragraph" style:parent-style-name="Standard">
      <style:text-properties officeooo:rsid="0dde9a1c" officeooo:paragraph-rsid="0ddfbc49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3" style:family="paragraph" style:parent-style-name="Footnote">
      <style:text-properties officeooo:rsid="043ccc66" officeooo:paragraph-rsid="0dca2508"/>
    </style:style>
    <style:style style:name="P44" style:family="paragraph" style:parent-style-name="Footnote">
      <style:text-properties officeooo:rsid="043ccc66" officeooo:paragraph-rsid="0e5afad8"/>
    </style:style>
    <style:style style:name="P45" style:family="paragraph" style:parent-style-name="Standard">
      <style:paragraph-properties fo:text-align="center" style:justify-single-word="false"/>
      <style:text-properties officeooo:paragraph-rsid="0cc50ec9"/>
    </style:style>
    <style:style style:name="P46" style:family="paragraph" style:parent-style-name="Standard">
      <style:paragraph-properties fo:text-align="center" style:justify-single-word="false"/>
      <style:text-properties officeooo:paragraph-rsid="0f5f1cf7"/>
    </style:style>
    <style:style style:name="P47" style:family="paragraph" style:parent-style-name="Standard">
      <style:paragraph-properties fo:text-align="center" style:justify-single-word="false"/>
      <style:text-properties officeooo:paragraph-rsid="0eb4913f"/>
    </style:style>
    <style:style style:name="P48" style:family="paragraph" style:parent-style-name="Standard">
      <style:paragraph-properties fo:text-align="center" style:justify-single-word="false"/>
      <style:text-properties officeooo:paragraph-rsid="0daef67d"/>
    </style:style>
    <style:style style:name="P49" style:family="paragraph" style:parent-style-name="Standard">
      <style:paragraph-properties fo:text-align="center" style:justify-single-word="false"/>
      <style:text-properties officeooo:paragraph-rsid="0db0d4d1"/>
    </style:style>
    <style:style style:name="P50" style:family="paragraph" style:parent-style-name="Standard">
      <style:paragraph-properties fo:text-align="center" style:justify-single-word="false"/>
      <style:text-properties officeooo:paragraph-rsid="0cc5fe5b"/>
    </style:style>
    <style:style style:name="P51" style:family="paragraph" style:parent-style-name="Standard">
      <style:paragraph-properties fo:text-align="center" style:justify-single-word="false"/>
      <style:text-properties officeooo:paragraph-rsid="0d1ec96e"/>
    </style:style>
    <style:style style:name="P52" style:family="paragraph" style:parent-style-name="Standard">
      <style:paragraph-properties fo:text-align="center" style:justify-single-word="false"/>
      <style:text-properties officeooo:paragraph-rsid="0d804757"/>
    </style:style>
    <style:style style:name="P53" style:family="paragraph" style:parent-style-name="Standard">
      <style:paragraph-properties fo:text-align="center" style:justify-single-word="false"/>
      <style:text-properties officeooo:paragraph-rsid="0dce9327"/>
    </style:style>
    <style:style style:name="P54" style:family="paragraph" style:parent-style-name="Standard">
      <style:paragraph-properties fo:text-align="center" style:justify-single-word="false"/>
      <style:text-properties officeooo:paragraph-rsid="10209d19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7" style:family="paragraph" style:parent-style-name="Standard">
      <style:text-properties officeooo:paragraph-rsid="0f9a7319"/>
    </style:style>
    <style:style style:name="P58" style:family="paragraph" style:parent-style-name="Footnote">
      <style:text-properties officeooo:paragraph-rsid="0fa0a8ea"/>
    </style:style>
    <style:style style:name="P59" style:family="paragraph" style:parent-style-name="Standard">
      <style:text-properties officeooo:paragraph-rsid="0fab02b9"/>
    </style:style>
    <style:style style:name="P60" style:family="paragraph" style:parent-style-name="Standard">
      <style:text-properties officeooo:paragraph-rsid="0fadcf96"/>
    </style:style>
    <style:style style:name="P61" style:family="paragraph" style:parent-style-name="Standard">
      <style:text-properties officeooo:paragraph-rsid="105ee122"/>
    </style:style>
    <style:style style:name="P62" style:family="paragraph" style:parent-style-name="Standard">
      <style:text-properties officeooo:paragraph-rsid="107a7646"/>
    </style:style>
    <style:style style:name="P63" style:family="paragraph" style:parent-style-name="Footnote">
      <style:text-properties officeooo:paragraph-rsid="0fddbd8c"/>
    </style:style>
    <style:style style:name="P64" style:family="paragraph" style:parent-style-name="Standard">
      <style:text-properties officeooo:paragraph-rsid="0fe28eb1"/>
    </style:style>
    <style:style style:name="P65" style:family="paragraph" style:parent-style-name="Footnote">
      <style:text-properties officeooo:paragraph-rsid="100fd683"/>
    </style:style>
    <style:style style:name="P66" style:family="paragraph" style:parent-style-name="Footnote">
      <style:text-properties officeooo:paragraph-rsid="1017aee8"/>
    </style:style>
    <style:style style:name="P6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9" style:family="paragraph" style:parent-style-name="Standard" style:list-style-name="L1">
      <style:paragraph-properties fo:break-before="page"/>
      <style:text-properties officeooo:paragraph-rsid="0b0ddd8e"/>
    </style:style>
    <style:style style:name="P7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7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df94e"/>
    </style:style>
    <style:style style:name="P7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officeooo:rsid="04473353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6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66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67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fd683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2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0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1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6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7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8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3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0" style:family="text">
      <style:text-properties fo:color="#000000" loext:opacity="100%" style:font-name="Liberation Sans" fo:font-size="12pt" style:font-size-asian="12pt" style:font-size-complex="12pt"/>
    </style:style>
    <style:style style:name="T151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2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5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4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5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62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63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74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75" style:family="text">
      <style:text-properties style:use-window-font-color="true" loext:opacity="0%" style:font-name="Liberation Sans" officeooo:rsid="047da547"/>
    </style:style>
    <style:style style:name="T17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7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80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81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9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0" style:family="text">
      <style:text-properties style:use-window-font-color="true" loext:opacity="0%" style:font-name="Liberation Sans" fo:font-size="12pt" style:font-size-asian="12pt" style:font-size-complex="12pt"/>
    </style:style>
    <style:style style:name="T211" style:family="text">
      <style:text-properties style:use-window-font-color="true" loext:opacity="0%" style:font-name="Liberation Sans" officeooo:rsid="0efd8e5c"/>
    </style:style>
    <style:style style:name="T212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4" style:family="text">
      <style:text-properties officeooo:rsid="04473353"/>
    </style:style>
    <style:style style:name="T21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officeooo:rsid="0aace3cd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0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1" style:family="text">
      <style:text-properties officeooo:rsid="0f0ca65a"/>
    </style:style>
    <style:style style:name="T242" style:family="text">
      <style:text-properties officeooo:rsid="0f95a7a0"/>
    </style:style>
    <style:style style:name="T243" style:family="text">
      <style:text-properties officeooo:rsid="0f8f58bd"/>
    </style:style>
    <style:style style:name="T244" style:family="text">
      <style:text-properties style:text-underline-style="none"/>
    </style:style>
    <style:style style:name="T245" style:family="text">
      <style:text-properties officeooo:rsid="0fe3079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67"><text:span text:style-name="Strong_20_Emphasis"><text:span text:style-name="T116">C</text:span></text:span><text:span text:style-name="Strong_20_Emphasis"><text:span text:style-name="T115">hecklist voor </text:span></text:span><text:span text:style-name="Strong_20_Emphasis"><text:span text:style-name="T117">de installatie</text:span></text:span><text:span text:style-name="Strong_20_Emphasis"><text:span text:style-name="T115"> van </text:span></text:span><text:span text:style-name="Strong_20_Emphasis"><text:span text:style-name="T115"><text:user-field-get text:name="Distro">Ubuntu</text:user-field-get></text:span></text:span><text:span text:style-name="Strong_20_Emphasis"><text:span text:style-name="T115"><text:s/></text:span></text:span><text:span text:style-name="Strong_20_Emphasis"><text:span text:style-name="T122"><text:user-field-get text:name="Version">24.04</text:user-field-get></text:span></text:span><text:span text:style-name="Strong_20_Emphasis"><text:span text:style-name="T119"><text:note text:id="ftn1" text:note-class="footnote"><text:note-citation>1</text:note-citation><text:note-body><text:p text:style-name="P66"><text:span text:style-name="T225">D</text:span><text:span text:style-name="T218">eze </text:span><text:span text:style-name="Strong_20_Emphasis"><text:span text:style-name="T229"><text:user-field-get text:name="Distro">Ubuntu</text:user-field-get></text:span></text:span><text:span text:style-name="T220"><text:s/></text:span><text:span text:style-name="T230"><text:user-field-get text:name="Version">24.04</text:user-field-get></text:span><text:span text:style-name="T230"><text:s/></text:span><text:span text:style-name="Strong_20_Emphasis"><text:span text:style-name="T231"><text:user-field-get text:name="Edition">Server</text:user-field-get></text:span></text:span><text:span text:style-name="T218"><text:s/>(codenaam </text:span><text:span text:style-name="T226">noble</text:span><text:span text:style-name="T218">) van april</text:span><text:span text:style-name="T221"> </text:span><text:span text:style-name="Strong_20_Emphasis"><text:span text:style-name="T232"><text:user-field-get text:name="Releaseyear">2024</text:user-field-get></text:span></text:span><text:span text:style-name="T222"><text:s/></text:span><text:span text:style-name="T225">is een zogenaamde </text:span><text:span text:style-name="T218">LTS-</text:span><text:span text:style-name="T225">versie</text:span><text:span text:style-name="T218"> </text:span><text:span text:style-name="T225">(</text:span><text:span text:style-name="T218">staat voor Long-Term Support, </text:span><text:span text:style-name="T219">langetermijnondersteuning</text:span><text:span text:style-name="T225">)</text:span><text:span text:style-name="T219"> </text:span><text:span text:style-name="T227">en</text:span><text:span text:style-name="T222"> </text:span><text:span text:style-name="T218">wordt gedurende 5 jaar ondersteund tot april 202</text:span><text:span text:style-name="T226">9</text:span><text:span text:style-name="T218">, en met een </text:span><text:span text:style-name="T223">gratis persoonlijk </text:span><text:span text:style-name="T218">Ubuntu </text:span><text:span text:style-name="T224">P</text:span><text:span text:style-name="T218">ro-abonnement gedurende 1</text:span><text:span text:style-name="T228">0</text:span><text:span text:style-name="T218"> jaar tot april 203</text:span><text:span text:style-name="T226">4</text:span><text:span text:style-name="T218">.</text:span></text:p></text:note-body></text:note></text:span></text:span><text:span text:style-name="Strong_20_Emphasis"><text:span text:style-name="T120"><text:s/></text:span></text:span><text:span text:style-name="Strong_20_Emphasis"><text:span text:style-name="T121"><text:user-field-get text:name="Edition">Server</text:user-field-get></text:span></text:span><text:span text:style-name="Strong_20_Emphasis"><text:span text:style-name="T118">.</text:span></text:span></text:p>
      <text:p text:style-name="P11"/>
      <text:p text:style-name="P11">Dit is een invulbare PDF, afdrukken is niet noodzakelijk.</text:p>
      <text:p text:style-name="P12"/>
      <text:p text:style-name="P8"><text:span text:style-name="T19">Vul </text:span><text:span text:style-name="T18">achter</text:span><text:span text:style-name="T15"> de </text:span><text:span text:style-name="Definition"><text:span text:style-name="T241">ONDERSTREEPTE</text:span></text:span><text:span text:style-name="T1"> </text:span><text:span text:style-name="T16">woorden</text:span><text:span text:style-name="T15"> het</text:span><text:span text:style-name="Strong_20_Emphasis"><text:span text:style-name="T161"> </text:span></text:span><text:span text:style-name="Strong_20_Emphasis"><text:span text:style-name="T162">tekstvak</text:span></text:span><text:span text:style-name="T16"> </text:span><text:span text:style-name="T19">in,</text:span><text:span text:style-name="T16"> </text:span><text:span text:style-name="T175">zie </text:span><text:span text:style-name="T211">[</text:span><text:span text:style-name="T175">toelichting</text:span><text:span text:style-name="T211">]</text:span><text:span text:style-name="T16">:</text:span></text:p>
      <text:p text:style-name="P1"><text:span text:style-name="Definition"><text:span text:style-name="T23">GEBRUIKER</text:span></text:span><text:span text:style-name="T183"><text:tab/><text:tab/></text:span><text:span text:style-name="T210"> <text:tab/><text:tab/></text:span><text:span text:style-name="T184"><draw:control text:anchor-type="as-char" svg:y="-0.4cm" draw:z-index="10" draw:name="Gebruiker 1" draw:style-name="gr2" draw:text-style-name="P75" svg:width="6.4cm" svg:height="0.6cm" draw:control="control9"><svg:title>Gebruiker</svg:title><svg:desc>Volledige naam, bijv. Jan Stek</svg:desc></draw:control></text:span><text:span text:style-name="T184"><text:tab/> <text:s text:c="2"/></text:span><text:span text:style-name="T185">[</text:span><text:span text:style-name="T186">V</text:span><text:span text:style-name="T178">olledige naam, bijv. </text:span><text:span text:style-name="T179">J</text:span><text:span text:style-name="T208">a</text:span><text:span text:style-name="T179">n </text:span><text:span text:style-name="T208">Jansen</text:span><text:span text:style-name="T209">]</text:span></text:p>
      <text:p text:style-name="P64"><text:span text:style-name="Definition"><text:span text:style-name="T177">g</text:span></text:span><text:span text:style-name="Definition">ebruikersnaam</text:span><text:span text:style-name="Definition"><text:span text:style-name="T244"><text:tab/></text:span></text:span><text:span text:style-name="T176"><draw:control text:anchor-type="as-char" svg:y="-0.4cm" draw:z-index="11" draw:name="Gberuikersnaam 2" draw:style-name="gr2" draw:text-style-name="P75" svg:width="6.4cm" svg:height="0.6cm" draw:control="control10"><svg:title>Gebruikersnaam</svg:title><svg:desc>Korte naam, bijv. jan</svg:desc></draw:control></text:span><text:span text:style-name="T176"><text:tab/> <text:s text:c="2"/></text:span><text:span text:style-name="T7">[</text:span><text:span text:style-name="T8">K</text:span><text:span text:style-name="T6">orte naam, bijv. </text:span><text:span text:style-name="T126">j</text:span><text:span text:style-name="T127">a</text:span><text:span text:style-name="T126">n</text:span><text:span text:style-name="T128">]</text:span></text:p>
      <text:p text:style-name="P1"><text:span text:style-name="Definition"><text:span text:style-name="T245">server</text:span></text:span><text:span text:style-name="Definition">NAAM</text:span><text:span text:style-name="T187"><text:tab/><text:tab/><text:tab/></text:span><draw:control text:anchor-type="as-char" svg:y="-0.4cm" draw:z-index="12" draw:name="Computernaam 1" draw:style-name="gr2" draw:text-style-name="P75" svg:width="6.4cm" svg:height="0.6cm" draw:control="control11"><svg:title>Computernaam</svg:title><svg:desc>Unieke naam van de computer</svg:desc></draw:control><text:tab/> <text:s text:c="2"/><text:span text:style-name="T192">[</text:span><text:span text:style-name="T193">N</text:span><text:span text:style-name="T188">aam van de </text:span><text:span text:style-name="T195">server</text:span><text:span text:style-name="T189">, </text:span><text:span text:style-name="T190">bijv. </text:span><text:span text:style-name="T194">sv</text:span><text:span text:style-name="T191">02</text:span><text:span text:style-name="T192">]</text:span></text:p>
      <text:p text:style-name="P1"><text:span text:style-name="Definition"><text:span text:style-name="T197">GEBRUIKER</text:span></text:span><text:span text:style-name="Definition"><text:span text:style-name="T202"><text:tab/></text:span></text:span><text:span text:style-name="T196"><text:tab/></text:span><text:span text:style-name="T210"> <text:tab/><text:tab/></text:span><text:span text:style-name="T184"><draw:control text:anchor-type="as-char" svg:y="-0.4cm" draw:z-index="13" draw:name="Gebruiker 2" draw:style-name="gr2" draw:text-style-name="P75" svg:width="6.4cm" svg:height="0.6cm" draw:control="control12"><svg:title>Gebruiker</svg:title><svg:desc>Volledige naam, bijv. Jan Stek</svg:desc></draw:control></text:span><text:span text:style-name="T184"><text:tab/> <text:s text:c="2"/></text:span><text:span text:style-name="T185">[</text:span><text:span text:style-name="T186">V</text:span><text:span text:style-name="T178">olledige naam </text:span><text:span text:style-name="T182">evt. 2</text:span><text:span text:style-name="T212">e</text:span><text:span text:style-name="T180"> gebruiker</text:span><text:span text:style-name="T181">]</text:span></text:p>
      <text:p text:style-name="P64"><text:span text:style-name="Definition"><text:span text:style-name="T197">GEBRUIKERSN</text:span></text:span><text:span text:style-name="Definition"><text:span text:style-name="T198">aa</text:span></text:span><text:span text:style-name="Definition"><text:span text:style-name="T197">M</text:span></text:span><text:span text:style-name="Definition"><text:span text:style-name="T202"><text:tab/></text:span></text:span><text:span text:style-name="T176"><draw:control text:anchor-type="as-char" svg:y="-0.4cm" draw:z-index="14" draw:name="Gberuikersnaam 1" draw:style-name="gr2" draw:text-style-name="P75" svg:width="6.4cm" svg:height="0.6cm" draw:control="control13"><svg:title>Gebruikersnaam</svg:title><svg:desc>Korte naam, bijv. jan</svg:desc></draw:control></text:span><text:span text:style-name="T176"><text:tab/> <text:s text:c="2"/></text:span><text:span text:style-name="T200">[</text:span><text:span text:style-name="T201">K</text:span><text:span text:style-name="T199">orte naam</text:span><text:span text:style-name="T203"> </text:span><text:span text:style-name="T204">e</text:span><text:span text:style-name="T205">vt. 2</text:span><text:span text:style-name="T213">e</text:span><text:span text:style-name="T205"> </text:span><text:span text:style-name="T206">gebruiker</text:span><text:span text:style-name="T207">]</text:span></text:p>
      <text:p text:style-name="P1"><text:span text:style-name="T129">Vervang </text:span><text:span text:style-name="T133">de</text:span><text:span text:style-name="T129"> </text:span><text:span text:style-name="Definition"><text:span text:style-name="T24">ONDERSTREEPTE</text:span></text:span><text:span text:style-name="T129"> </text:span><text:span text:style-name="T130">woorden </text:span><text:span text:style-name="T129">in deze checklist door </text:span><text:span text:style-name="T133">d</text:span><text:span text:style-name="T134">i</text:span><text:span text:style-name="T133">e </text:span><text:span text:style-name="T132">in </text:span><text:span text:style-name="T134">het</text:span><text:span text:style-name="Strong_20_Emphasis"><text:span text:style-name="T43"> </text:span></text:span><text:span text:style-name="Strong_20_Emphasis"><text:span text:style-name="T48">tekstvak</text:span></text:span><text:span text:style-name="T129">.</text:span></text:p>
      <text:p text:style-name="P32"/>
      <text:p text:style-name="P32"/>
      <text:p text:style-name="P2"><text:span text:style-name="T144">Nog niet op Linux?</text:span><text:span text:style-name="T136"><text:tab/></text:span><text:span text:style-name="Strong_20_Emphasis"><text:span text:style-name="T52"><draw:control text:anchor-type="as-char" draw:z-index="15" draw:name="Vorm3" draw:style-name="gr1" draw:text-style-name="P74" svg:width="0.35cm" svg:height="0.35cm" draw:control="control14"/></text:span></text:span><text:span text:style-name="T139"><text:tab/></text:span><text:span text:style-name="T140">G</text:span><text:span text:style-name="T137">ebruik </text:span><text:span text:style-name="Strong_20_Emphasis"><text:span text:style-name="T147">Checklist </text:span></text:span><text:span text:style-name="Strong_20_Emphasis"><text:span text:style-name="T148">overzetten</text:span></text:span><text:span text:style-name="T137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38"> onder </text:span><text:span text:style-name="T145">Linux</text:span><text:span text:style-name="T131">.</text:span></text:p>
      <text:p text:style-name="P2"><text:span text:style-name="T142">Nieuwe installatie?</text:span><text:span text:style-name="T131"><text:tab/></text:span><text:span text:style-name="Strong_20_Emphasis"><text:span text:style-name="T52"><draw:control text:anchor-type="as-char" draw:z-index="16" draw:name="Vorm 2" draw:style-name="gr1" draw:text-style-name="P74" svg:width="0.35cm" svg:height="0.35cm" draw:control="control15"/></text:span></text:span><text:span text:style-name="T141"><text:tab/></text:span><text:span text:style-name="T140">B</text:span><text:span text:style-name="T131">egin bij hoofdstuk </text:span><text:span text:style-name="T142"><text:bookmark-ref text:reference-format="page" text:ref-name="__RefNumPara__4009_1271708128">2</text:bookmark-ref></text:span><text:span text:style-name="T131"><text:s text:c="2"/></text:span><text:span text:style-name="T143"><text:bookmark-ref text:reference-format="text" text:ref-name="__RefNumPara__4009_1271708128">Installatie uitvoeren</text:bookmark-ref></text:span><text:span text:style-name="T135">.</text:span></text:p>
      <text:p text:style-name="P19"/>
      <text:p text:style-name="P19"/>
      <text:list text:style-name="L1">
        <text:list-item>
          <text:p text:style-name="P70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><text:span text:style-name="Strong_20_Emphasis"><text:span text:style-name="T51"><draw:control text:anchor-type="as-char" draw:z-index="5" draw:name="Vorm3_0" draw:style-name="gr1" draw:text-style-name="P74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8"><text:span text:style-name="Strong_20_Emphasis"><text:span text:style-name="T51"><draw:control text:anchor-type="as-char" draw:z-index="8" draw:name="Vorm3_ 2" draw:style-name="gr1" draw:text-style-name="P74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37"><text:span text:style-name="Strong_20_Emphasis"><text:span text:style-name="T36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43"><text:span text:style-name="User_20_Entry"><text:span text:style-name="T69">E</text:span></text:span><text:span text:style-name="User_20_Entry"><text:span text:style-name="T85">v</text:span></text:span><text:span text:style-name="User_20_Entry"><text:span text:style-name="T86">en</text:span></text:span><text:span text:style-name="User_20_Entry"><text:span text:style-name="T88">t</text:span></text:span><text:span text:style-name="User_20_Entry"><text:span text:style-name="T89">uele </text:span></text:span><text:span text:style-name="User_20_Entry"><text:span text:style-name="T90">extra </text:span></text:span><text:span text:style-name="Definition"><text:span text:style-name="T239">gebruiker</text:span></text:span><text:span text:style-name="User_20_Entry"><text:span text:style-name="T80">s</text:span></text:span><text:span text:style-name="User_20_Entry"><text:span text:style-name="T90"> aanmelden </text:span></text:span><text:span text:style-name="User_20_Entry"><text:span text:style-name="T91">en dezelfde stappen uitvoeren</text:span></text:span><text:span text:style-name="User_20_Entry"><text:span text:style-name="T87">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54"><text:span text:style-name="Strong_20_Emphasis"><text:span text:style-name="T68"><draw:control text:anchor-type="as-char" draw:z-index="17" draw:name="Vorm 3" draw:style-name="gr1" draw:text-style-name="P74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38"/></text:span></text:p>
          </table:table-cell>
          <table:table-cell table:style-name="_31_._5f_Installatie_5f_voorbereiden.D3" office:value-type="string">
            <text:p text:style-name="P61"><text:span text:style-name="User_20_Entry"><text:span text:style-name="T106">wget -O- karelzimmer.nl/getdeb | bash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4" office:value-type="string">
            <text:p text:style-name="P39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5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54"><text:span text:style-name="Strong_20_Emphasis"><text:span text:style-name="T68"><draw:control text:anchor-type="as-char" draw:z-index="18" draw:name="Vorm 4" draw:style-name="gr1" draw:text-style-name="P74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68"><draw:control text:anchor-type="as-char" draw:z-index="19" draw:name="Vorm 5" draw:style-name="gr1" draw:text-style-name="P74" svg:width="0.35cm" svg:height="0.35cm" draw:control="control18"/></text:span></text:span></text:p>
          </table:table-cell>
          <table:table-cell table:style-name="_31_._5f_Installatie_5f_voorbereiden.D6" office:value-type="string">
            <text:p text:style-name="P57"><text:span text:style-name="Strong_20_Emphasis"><text:span text:style-name="T49">Typ </text:span></text:span><text:span text:style-name="Strong_20_Emphasis"><text:span text:style-name="T40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0">'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38"/></text:span></text:p>
          </table:table-cell>
          <table:table-cell table:style-name="_31_._5f_Installatie_5f_voorbereiden.D7" office:value-type="string">
            <text:p text:style-name="P59"><text:span text:style-name="Strong_20_Emphasis"><text:span text:style-name="T50">Selecteer</text:span></text:span><text:span text:style-name="Strong_20_Emphasis"><text:span text:style-name="T42"> </text:span></text:span><text:span text:style-name="Strong_20_Emphasis"><text:span text:style-name="T59">1 <text:s/>Installatie voorbereiden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8" office:value-type="string">
            <text:p text:style-name="P40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4"/>
      <text:list text:continue-numbering="true" text:style-name="L1">
        <text:list-item>
          <text:p text:style-name="P69"><text:bookmark-start text:name="__RefNumPara__4009_1271708128"/><text:span text:style-name="Strong_20_Emphasis"><text:span text:style-name="T146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><text:span text:style-name="Strong_20_Emphasis"><text:span text:style-name="T52"><draw:control text:anchor-type="as-char" draw:z-index="2" draw:name="Vorm9" draw:style-name="gr1" draw:text-style-name="P74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60"><text:span text:style-name="T150">Start de computer op vanaf</text:span><text:span text:style-name="T150"><text:note text:id="ftn3" text:note-class="footnote"><text:note-citation>1</text:note-citation><text:note-body><text:p text:style-name="P63"><text:span text:style-name="T95">B</text:span><text:span text:style-name="T96">ootmenu/</text:span><text:span text:style-name="T95">S</text:span><text:span text:style-name="T96">etup</text:span><text:span text:style-name="T94"> via </text:span><text:span text:style-name="T92">é</text:span><text:span text:style-name="T93">é</text:span><text:span text:style-name="T95">n van de </text:span><text:span text:style-name="Definition"><text:span text:style-name="T97">Veelgebruikte toetsen:</text:span></text:span><text:span text:style-name="Definition"><text:span text:style-name="T98"> </text:span></text:span><text:span text:style-name="User_20_Entry"><text:span text:style-name="T108">Esc</text:span></text:span><text:span text:style-name="User_20_Entry"><text:span text:style-name="T101">,</text:span></text:span><text:span text:style-name="Definition"><text:span text:style-name="T98"> </text:span></text:span><text:span text:style-name="User_20_Entry"><text:span text:style-name="T108">Delete</text:span></text:span><text:span text:style-name="User_20_Entry"><text:span text:style-name="T102">,</text:span></text:span><text:span text:style-name="Definition"><text:span text:style-name="T98"> </text:span></text:span><text:span text:style-name="User_20_Entry"><text:span text:style-name="T108">F1</text:span></text:span><text:span text:style-name="User_20_Entry"><text:span text:style-name="T102">,</text:span></text:span><text:span text:style-name="Definition"><text:span text:style-name="T98"> </text:span></text:span><text:span text:style-name="User_20_Entry"><text:span text:style-name="T108">F2</text:span></text:span><text:span text:style-name="User_20_Entry"><text:span text:style-name="T102">,</text:span></text:span><text:span text:style-name="Definition"><text:span text:style-name="T98"> </text:span></text:span><text:span text:style-name="User_20_Entry"><text:span text:style-name="T108">F9</text:span></text:span><text:span text:style-name="User_20_Entry"><text:span text:style-name="T102">,</text:span></text:span><text:span text:style-name="Definition"><text:span text:style-name="T98"> </text:span></text:span><text:span text:style-name="User_20_Entry"><text:span text:style-name="T108">F10</text:span></text:span><text:span text:style-name="User_20_Entry"><text:span text:style-name="T102">,</text:span></text:span><text:span text:style-name="Definition"><text:span text:style-name="T98"> </text:span></text:span><text:span text:style-name="User_20_Entry"><text:span text:style-name="T108">F11</text:span></text:span><text:span text:style-name="User_20_Entry"><text:span text:style-name="T102">,</text:span></text:span><text:span text:style-name="Definition"><text:span text:style-name="T98"> </text:span></text:span><text:span text:style-name="Definition"><text:span text:style-name="T99">o</text:span></text:span><text:span text:style-name="Definition"><text:span text:style-name="T100">f</text:span></text:span><text:span text:style-name="Definition"><text:span text:style-name="T98"> </text:span></text:span><text:span text:style-name="User_20_Entry"><text:span text:style-name="T108">F12</text:span></text:span><text:span text:style-name="User_20_Entry"><text:span text:style-name="T102">.</text:span></text:span></text:p></text:note-body></text:note></text:span><text:span text:style-name="T150"> </text:span><text:span text:style-name="T153">een </text:span><text:span text:style-name="Strong_20_Emphasis"><text:span text:style-name="T124"><text:user-field-get text:name="Distro">Ubuntu</text:user-field-get></text:span></text:span><text:span text:style-name="T149"><text:s/></text:span><text:span text:style-name="T125"><text:user-field-get text:name="Version">24.04</text:user-field-get></text:span><text:span text:style-name="T125"><text:s/></text:span><text:span text:style-name="Strong_20_Emphasis"><text:span text:style-name="T63"><text:user-field-get text:name="Edition">Server</text:user-field-get></text:span></text:span><text:span text:style-name="Strong_20_Emphasis"><text:span text:style-name="T63"><text:s/></text:span></text:span><text:span text:style-name="T64">Live</text:span><text:span text:style-name="T64"><text:note text:id="ftn4" text:note-class="footnote"><text:note-citation>2</text:note-citation><text:note-body><text:p text:style-name="P58"><text:span text:style-name="T214">Vanaf een </text:span><text:span text:style-name="T242">L</text:span><text:span text:style-name="T214">ive </text:span><text:span text:style-name="T243">USB</text:span><text:span text:style-name="T217">-stick</text:span><text:span text:style-name="T21"> </text:span><text:span text:style-name="T214">kunt u opstarten en </text:span><text:span text:style-name="T17">met </text:span><text:span text:style-name="Strong_20_Emphasis"><text:span text:style-name="T155"><text:user-field-get text:name="Distro">Ubuntu</text:user-field-get></text:span></text:span><text:span text:style-name="Strong_20_Emphasis"><text:span text:style-name="T155"><text:s/></text:span></text:span><text:span text:style-name="T214">werken zonder enige bestanden op de harde schijf te wijzigen en maakt ook installatie van </text:span><text:span text:style-name="Strong_20_Emphasis"><text:span text:style-name="T155"><text:user-field-get text:name="Distro">Ubuntu</text:user-field-get></text:span></text:span><text:span text:style-name="Strong_20_Emphasis"><text:span text:style-name="T155"><text:s/></text:span></text:span><text:span text:style-name="T214">mogelijk.</text:span></text:p></text:note-body></text:note></text:span><text:span text:style-name="T64"> </text:span><text:span text:style-name="T67">USB</text:span><text:span text:style-name="T65">-stick</text:span><text:span text:style-name="T65"><text:note text:id="ftn5" text:note-class="footnote"><text:note-citation>3</text:note-citation><text:note-body><text:p text:style-name="P65"><text:span text:style-name="Strong_20_Emphasis"><text:span text:style-name="T79">Maak een opstartbare USB-stick</text:span></text:span><text:span text:style-name="Strong_20_Emphasis"><text:span text:style-name="T75">:<text:line-break/></text:span></text:span><text:span text:style-name="Strong_20_Emphasis"><text:span text:style-name="T70">Download </text:span></text:span><text:span text:style-name="Strong_20_Emphasis"><text:span text:style-name="T71">een </text:span></text:span><text:span text:style-name="Strong_20_Emphasis"><text:span text:style-name="T82"><text:user-field-get text:name="Distro">Ubuntu</text:user-field-get></text:span></text:span><text:span text:style-name="Strong_20_Emphasis"><text:span text:style-name="T82"><text:s/></text:span></text:span><text:span text:style-name="Strong_20_Emphasis"><text:span text:style-name="T82"><text:user-field-get text:name="Edition">Server</text:user-field-get></text:span></text:span><text:span text:style-name="Strong_20_Emphasis"><text:span text:style-name="T83"><text:s/></text:span></text:span><text:span text:style-name="Strong_20_Emphasis"><text:span text:style-name="T82"><text:user-field-get text:name="Version">24.04</text:user-field-get></text:span></text:span><text:span text:style-name="Strong_20_Emphasis"><text:span text:style-name="T82"><text:s/></text:span></text:span><text:span text:style-name="Strong_20_Emphasis"><text:span text:style-name="T84">LTS </text:span></text:span><text:span text:style-name="Strong_20_Emphasis"><text:span text:style-name="T76">CD</text:span></text:span><text:span text:style-name="Strong_20_Emphasis"><text:span text:style-name="T78">-beeldbestand</text:span></text:span><text:span text:style-name="Strong_20_Emphasis"><text:span text:style-name="T72"> </text:span></text:span><text:span text:style-name="Strong_20_Emphasis"><text:span text:style-name="T73">(.iso) </text:span></text:span><text:span text:style-name="Strong_20_Emphasis"><text:span text:style-name="T72">vanaf </text:span></text:span><text:a xlink:type="simple" xlink:href="https://ubuntu.com/download" text:style-name="Internet_20_link" text:visited-style-name="Visited_20_Internet_20_Link"><text:span text:style-name="Strong_20_Emphasis"><text:span text:style-name="T216">ubuntu.com/download</text:span></text:span></text:a><text:span text:style-name="Strong_20_Emphasis"><text:span text:style-name="T72">.</text:span></text:span><text:span text:style-name="Strong_20_Emphasis"><text:span text:style-name="T74"><text:line-break/>De </text:span></text:span><text:span text:style-name="Strong_20_Emphasis"><text:span text:style-name="T77">ver</text:span></text:span><text:span text:style-name="Strong_20_Emphasis"><text:span text:style-name="T74">volgstappen staan beschreven in </text:span></text:span><text:span text:style-name="Strong_20_Emphasis"><text:span text:style-name="T81">Linux informatie</text:span></text:span><text:span text:style-name="Strong_20_Emphasis"><text:span text:style-name="T74">, te vinden op </text:span></text:span><text:a xlink:type="simple" xlink:href="https://karelzimmer.nl/" text:style-name="Internet_20_link" text:visited-style-name="Visited_20_Internet_20_Link"><text:span text:style-name="Strong_20_Emphasis"><text:span text:style-name="T215">karelzimmer.nl</text:span></text:span></text:a><text:span text:style-name="Strong_20_Emphasis"><text:span text:style-name="T74">, onder </text:span></text:span><text:span text:style-name="Strong_20_Emphasis"><text:span text:style-name="T81">Linux</text:span></text:span><text:span text:style-name="Strong_20_Emphasis"><text:span text:style-name="T74">.</text:span></text:span></text:p></text:note-body></text:note></text:span><text:span text:style-name="T66">.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><text:span text:style-name="Strong_20_Emphasis"><text:span text:style-name="T38"/></text:span></text:p>
          </table:table-cell>
          <table:table-cell table:style-name="_32_._5f_Installatie_5f_uitvoeren.C2" office:value-type="string">
            <text:p text:style-name="P18"><text:span text:style-name="Strong_20_Emphasis"><text:span text:style-name="T50">Selecteer</text:span></text:span><text:span text:style-name="Strong_20_Emphasis"><text:span text:style-name="T35"> </text:span></text:span><text:span text:style-name="Strong_20_Emphasis"><text:span text:style-name="T55">Try or Install Ubuntu </text:span></text:span><text:span text:style-name="Strong_20_Emphasis"><text:span text:style-name="T56">Server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2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42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installatie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text:span text:style-name="Strong_20_Emphasis"><text:span text:style-name="T68"><draw:control text:anchor-type="as-char" draw:z-index="7" draw:name="Vorm 6" draw:style-name="gr1" draw:text-style-name="P74" svg:width="0.35cm" svg:height="0.35cm" draw:control="control6"/></text:span></text:span></text:p>
          </table:table-cell>
          <table:table-cell table:style-name="_32_._5f_Installatie_5f_uitvoeren.C6" office:value-type="string">
            <text:p text:style-name="P17"><text:span text:style-name="T151">Kies</text:span><text:span text:style-name="T152"> </text:span><text:span text:style-name="T154">Nederlands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7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><text:span text:style-name="Strong_20_Emphasis"><text:span text:style-name="T38"><draw:control text:anchor-type="as-char" draw:z-index="6" draw:name="Vorm 1" draw:style-name="gr1" draw:text-style-name="P74" svg:width="0.35cm" svg:height="0.35cm" draw:control="control5"/></text:span></text:span></text:p>
          </table:table-cell>
          <table:table-cell table:style-name="_32_._5f_Installatie_5f_uitvoeren.C8" office:value-type="string">
            <text:p text:style-name="P9"><text:span text:style-name="T172">Bij</text:span><text:span text:style-name="T164"> </text:span><text:span text:style-name="Strong_20_Emphasis"><text:span text:style-name="T170">Profile setup</text:span></text:span><text:span text:style-name="T164">: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9" office:value-type="string">
            <text:p text:style-name="P10"><text:span text:style-name="T169">V</text:span><text:span text:style-name="T165">ul </text:span><text:span text:style-name="T166">in </text:span><text:span text:style-name="Strong_20_Emphasis"><text:span text:style-name="T170">Your</text:span></text:span><text:span text:style-name="Strong_20_Emphasis"><text:span text:style-name="T167"> n</text:span></text:span><text:span text:style-name="Strong_20_Emphasis"><text:span text:style-name="T168">a</text:span></text:span><text:span text:style-name="Strong_20_Emphasis"><text:span text:style-name="T170">me</text:span></text:span><text:span text:style-name="Strong_20_Emphasis"><text:span text:style-name="T157"> </text:span></text:span><text:span text:style-name="Definition"><text:span text:style-name="T4">gebruiker</text:span></text:span><text:span text:style-name="Strong_20_Emphasis"><text:span text:style-name="T158">, <text:line-break/></text:span></text:span><text:span text:style-name="Strong_20_Emphasis"><text:span text:style-name="T170">Your server</text:span></text:span><text:span text:style-name="Strong_20_Emphasis"><text:span text:style-name="T173">'</text:span></text:span><text:span text:style-name="Strong_20_Emphasis"><text:span text:style-name="T174">s name</text:span></text:span><text:span text:style-name="Definition"><text:span text:style-name="T14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57">,<text:line-break/></text:span></text:span><text:span text:style-name="Strong_20_Emphasis"><text:span text:style-name="T171">Pick a username</text:span></text:span><text:span text:style-name="Strong_20_Emphasis"><text:span text:style-name="T157"> </text:span></text:span><text:span text:style-name="Definition"><text:span text:style-name="T4">gebruikersnaam</text:span></text:span><text:span text:style-name="Strong_20_Emphasis"><text:span text:style-name="T157">, </text:span></text:span><text:span text:style-name="Strong_20_Emphasis"><text:span text:style-name="T160">en</text:span></text:span><text:span text:style-name="Strong_20_Emphasis"><text:span text:style-name="T157"><text:line-break/></text:span></text:span><text:span text:style-name="Strong_20_Emphasis"><text:span text:style-name="T159">g</text:span></text:span><text:span text:style-name="Strong_20_Emphasis"><text:span text:style-name="T156">eef tweemaal een </text:span></text:span><text:span text:style-name="Strong_20_Emphasis"><text:span text:style-name="T163">wachtwoord</text:span></text:span><text:span text:style-name="Strong_20_Emphasis"><text:span text:style-name="T156">.</text:span></text:span></text:p>
          </table:table-cell>
        </table:table-row>
      </table:table>
      <text:p text:style-name="P33"><text:span text:style-name="Strong_20_Emphasis"><text:span text:style-name="T53"/></text:span></text:p>
      <text:list text:continue-numbering="true" text:style-name="L1">
        <text:list-item>
          <text:p text:style-name="P68"><text:span text:style-name="Strong_20_Emphasis"><text:span text:style-name="T57">Installatie </text:span></text:span><text:span text:style-name="Strong_20_Emphasis"><text:span text:style-name="T58">afronden</text:span></text:span></text:p>
        </text:list-item>
      </text:list>
      <text:p text:style-name="P34"><text:span text:style-name="Strong_20_Emphasis"><text:span text:style-name="T3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52"><draw:control text:anchor-type="as-char" draw:z-index="3" draw:name="Vorm24" draw:style-name="gr1" draw:text-style-name="P74" svg:width="0.35cm" svg:height="0.35cm" draw:control="control2"/></text:span></text:span></text:p>
          </table:table-cell>
          <table:table-cell table:style-name="_33_._5f_Installatie_5f_afronden.C1" office:value-type="string">
            <text:p text:style-name="P55"><text:span text:style-name="Strong_20_Emphasis"><text:span text:style-name="T34">Aanmelden als </text:span></text:span><text:span text:style-name="Definition"><text:span text:style-name="T10">gebruiker</text:span></text:span><text:span text:style-name="Strong_20_Emphasis"><text:span text:style-name="T34">.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55"><text:span text:style-name="Strong_20_Emphasis"><text:span text:style-name="T54"/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4"><text:span text:style-name="Strong_20_Emphasis"><text:span text:style-name="T68"><draw:control text:anchor-type="as-char" draw:z-index="20" draw:name="Vorm4" draw:style-name="gr1" draw:text-style-name="P74" svg:width="0.35cm" svg:height="0.35cm" draw:control="control19"/></text:span></text:span></text:p>
          </table:table-cell>
          <table:table-cell table:style-name="_33_._5f_Installatie_5f_afronden.C3" office:value-type="string">
            <text:p text:style-name="P61"><text:span text:style-name="User_20_Entry"><text:span text:style-name="T106">wget -O- karelzimmer.nl/getdeb | bash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4" office:value-type="string">
            <text:p text:style-name="P41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5" office:value-type="string">
            <text:p text:style-name="P30"/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4"><text:span text:style-name="Strong_20_Emphasis"><text:span text:style-name="T68"><draw:control text:anchor-type="as-char" draw:z-index="21" draw:name="Vorm 7" draw:style-name="gr1" draw:text-style-name="P74" svg:width="0.35cm" svg:height="0.35cm" draw:control="control20"/></text:span></text:span></text:p>
          </table:table-cell>
          <table:table-cell table:style-name="_33_._5f_Installatie_5f_afronden.C6" office:value-type="string">
            <text:p text:style-name="P57"><text:span text:style-name="Strong_20_Emphasis"><text:span text:style-name="T49">Typ </text:span></text:span><text:span text:style-name="Strong_20_Emphasis"><text:span text:style-name="T40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0">'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38"/></text:span></text:p>
          </table:table-cell>
          <table:table-cell table:style-name="_33_._5f_Installatie_5f_afronden.C7" office:value-type="string">
            <text:p text:style-name="P59"><text:span text:style-name="Strong_20_Emphasis"><text:span text:style-name="T50">Selecteer</text:span></text:span><text:span text:style-name="Strong_20_Emphasis"><text:span text:style-name="T44"> </text:span></text:span><text:span text:style-name="Strong_20_Emphasis"><text:span text:style-name="T60">3 <text:s/>Installatie afronde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8" office:value-type="string">
            <text:p text:style-name="P40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34"><text:span text:style-name="Strong_20_Emphasis"><text:span text:style-name="T34"><text:tab/></text:span></text:span></text:p>
      <text:p text:style-name="P35"><text:span text:style-name="Strong_20_Emphasis"><text:span text:style-name="T45"/></text:span></text:p>
      <text:p text:style-name="P36"><text:span text:style-name="Strong_20_Emphasis"><text:span text:style-name="T42"/></text:span></text:p>
      <text:list text:continue-numbering="true" text:style-name="L1">
        <text:list-item>
          <text:p text:style-name="P71"><text:span text:style-name="Strong_20_Emphasis"><text:span text:style-name="T2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><text:span text:style-name="Strong_20_Emphasis"><text:span text:style-name="T52"><draw:control text:anchor-type="as-char" draw:z-index="4" draw:name="Vorm40_0" draw:style-name="gr1" draw:text-style-name="P74" svg:width="0.35cm" svg:height="0.35cm" draw:control="control3"/></text:span></text:span></text:p>
          </table:table-cell>
          <table:table-cell table:style-name="Tabel2.A1" office:value-type="string">
            <text:p text:style-name="P52"><text:span text:style-name="Strong_20_Emphasis"><text:span text:style-name="T52"><draw:control text:anchor-type="as-char" draw:z-index="9" draw:name="Vorm40_ 1" draw:style-name="gr1" draw:text-style-name="P74" svg:width="0.35cm" svg:height="0.35cm" draw:control="control8"/></text:span></text:span></text:p>
          </table:table-cell>
          <table:table-cell table:style-name="Tabel2.D1" office:value-type="string">
            <text:p text:style-name="P14"><text:span text:style-name="Strong_20_Emphasis"><text:span text:style-name="T34">Aanmelden als </text:span></text:span><text:span text:style-name="Definition"><text:span text:style-name="T10">gebruiker</text:span></text:span><text:span text:style-name="Strong_20_Emphasis"><text:span text:style-name="T46"><text:note text:id="ftn6" text:note-class="footnote"><text:note-citation>1</text:note-citation><text:note-body><text:p text:style-name="P44"><text:span text:style-name="User_20_Entry"><text:span text:style-name="T103">E</text:span></text:span><text:span text:style-name="User_20_Entry"><text:span text:style-name="T105">ventuele extra </text:span></text:span><text:span text:style-name="Definition"><text:span text:style-name="T240">gebruiker</text:span></text:span><text:span text:style-name="User_20_Entry"><text:span text:style-name="T104">s</text:span></text:span><text:span text:style-name="User_20_Entry"><text:span text:style-name="T105"> aanmelden en dezelfde stappen uitvoeren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20"/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4"><text:span text:style-name="Strong_20_Emphasis"><text:span text:style-name="T68"><draw:control text:anchor-type="as-char" draw:z-index="22" draw:name="Vorm 8" draw:style-name="gr1" draw:text-style-name="P74" svg:width="0.35cm" svg:height="0.35cm" draw:control="control21"/></text:span></text:span></text:p>
          </table:table-cell>
          <table:table-cell table:style-name="Tabel2.A1" office:value-type="string">
            <text:p text:style-name="P54"><text:span text:style-name="Strong_20_Emphasis"><text:span text:style-name="T68"><draw:control text:anchor-type="as-char" draw:z-index="23" draw:name="Vorm 9" draw:style-name="gr1" draw:text-style-name="P74" svg:width="0.35cm" svg:height="0.35cm" draw:control="control22"/></text:span></text:span></text:p>
          </table:table-cell>
          <table:table-cell table:style-name="Tabel2.D3" office:value-type="string">
            <text:p text:style-name="P57"><text:span text:style-name="Strong_20_Emphasis"><text:span text:style-name="T49">Typ </text:span></text:span><text:span text:style-name="Strong_20_Emphasis"><text:span text:style-name="T40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0">'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4" office:value-type="string">
            <text:p text:style-name="P59"><text:span text:style-name="Strong_20_Emphasis"><text:span text:style-name="T50">Selecteer</text:span></text:span><text:span text:style-name="Strong_20_Emphasis"><text:span text:style-name="T44"> </text:span></text:span><text:span text:style-name="Strong_20_Emphasis"><text:span text:style-name="T61">4 <text:s/>Gebruiker inrichten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5" office:value-type="string">
            <text:p text:style-name="P40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13"><text:span text:style-name="Strong_20_Emphasis"><text:span text:style-name="T47"/></text:span></text:p>
      <text:p text:style-name="P31"/>
      <text:p text:style-name="P23"><text:span text:style-name="T109">E</text:span><text:span text:style-name="T110">inde c</text:span><text:span text:style-name="T111">hecklist, </text:span><text:span text:style-name="T112">d</text:span><text:span text:style-name="T111">e installatie van </text:span><text:span text:style-name="Strong_20_Emphasis"><text:span text:style-name="T123"><text:user-field-get text:name="Distro">Ubuntu</text:user-field-get></text:span></text:span><text:span text:style-name="T113"><text:s/></text:span><text:span text:style-name="T114"><text:user-field-get text:name="Version">24.04</text:user-field-get></text:span><text:span text:style-name="T114"><text:s/></text:span><text:span text:style-name="Strong_20_Emphasis"><text:span text:style-name="T62"><text:user-field-get text:name="Edition">Server</text:user-field-get></text:span></text:span><text:span text:style-name="Strong_20_Emphasis"><text:span text:style-name="T62"><text:s/></text:span></text:span><text:span text:style-name="T111">is voltooid.</text:span></text:p>
      <text:p text:style-name="P7"/>
      <text:list text:style-name="L2">
        <text:list-header>
          <text:p text:style-name="P72"><text:span text:style-name="Emphasis"><text:span text:style-name="T234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5">Karel Zimmer</text:span></text:span></text:a><text:span text:style-name="Emphasis"><text:span text:style-name="T236">.</text:span></text:span></text:p>
          <text:p text:style-name="P73"><text:span text:style-name="Emphasis"><text:span text:style-name="T236">C</text:span></text:span><text:span text:style-name="Emphasis"><text:span text:style-name="T237">C0</text:span></text:span><text:span text:style-name="Emphasis"><text:span text:style-name="T236"> 1.0 </text:span></text:span><text:span text:style-name="Emphasis"><text:span text:style-name="T238">Universeel</text:span></text:span><text:span text:style-name="Emphasis"><text:span text:style-name="T236"> </text:span></text:span><text:span text:style-name="Emphasis"><text:span text:style-name="T233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33"><text:s/></text:span></text:span><text:span text:style-name="Emphasis"><text:span text:style-name="T233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33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5-19T19:15:41.036411980">19-05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9T19:15:40.918317267</dc:date>
    <meta:keyword>Installatie</meta:keyword>
    <meta:keyword>Checklist</meta:keyword>
    <meta:keyword>Linux</meta:keyword>
    <meta:editing-cycles>6860</meta:editing-cycles>
    <meta:editing-duration>P12DT6H24M6S</meta:editing-duration>
    <dc:creator>Karel Zimmer</dc:creator>
    <meta:document-statistic meta:table-count="4" meta:image-count="2" meta:object-count="0" meta:page-count="4" meta:paragraph-count="64" meta:word-count="368" meta:character-count="2603" meta:non-whitespace-character-count="2246"/>
    <meta:user-defined meta:name="Info 1"/>
    <meta:user-defined meta:name="Info 2"/>
    <meta:user-defined meta:name="Info 3"/>
    <meta:user-defined meta:name="Info 4"/>
  </office:meta>
</office:document-meta>
</file>